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ext-properties fo:color="#FF0000"/>
    </style:style>
    <style:style style:name="ce11"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style:vertical-align="automatic" fo:wrap-option="wrap" style:repeat-content="false"/>
      <style:paragraph-properties fo:text-align="start" fo:margin-left="0cm"/>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hin solid #000000" fo:background-color="#FFFF00"/>
      <style:text-properties fo:font-weight="bold" style:font-weight-asian="bold" style:font-weight-complex="bold"/>
    </style:style>
    <style:style style:name="ce18" style:family="table-cell" style:parent-style-name="Default" style:data-style-name="N0">
      <style:table-cell-properties fo:background-color="#FFCC00"/>
      <style:text-properties fo:font-weight="bold" style:font-weight-asian="bold" style:font-weight-complex="bold"/>
    </style:style>
    <style:style style:name="ce19" style:family="table-cell" style:parent-style-name="Default" style:data-style-name="N2"/>
    <style:style style:name="ce20" style:family="table-cell" style:parent-style-name="Default" style:data-style-name="N0">
      <style:text-properties style:text-underline-style="solid" style:text-underline-type="single"/>
    </style:style>
    <style:style style:name="ce21" style:family="table-cell" style:parent-style-name="Default" style:data-style-name="N0">
      <style:table-cell-properties fo:border="thin solid #000000" fo:background-color="#FFCC00"/>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style:vertical-align="automatic" fo:background-color="#CCFF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wrap-option="wrap" fo:background-color="#CCFF00"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center"/>
    </style:style>
    <style:style style:name="ce26" style:family="table-cell" style:parent-style-name="Default" style:data-style-name="N2">
      <style:table-cell-properties style:vertical-align="automatic" style:repeat-content="false"/>
      <style:paragraph-properties fo:text-align="center"/>
    </style:style>
    <style:style style:name="ce27" style:family="table-cell" style:parent-style-name="Default" style:data-style-name="N0">
      <style:table-cell-properties style:vertical-align="automatic" fo:background-color="#FFCC00"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9" style:family="table-cell" style:parent-style-name="Default" style:data-style-name="N2">
      <style:table-cell-properties style:vertical-align="automatic" fo:background-color="#FFCC00"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middle" fo:wrap-option="wrap" style:repeat-content="false"/>
      <style:paragraph-properties fo:text-align="center"/>
    </style:style>
    <style:style style:name="ce32" style:family="table-cell" style:parent-style-name="Default" style:data-style-name="N0">
      <style:table-cell-properties style:vertical-align="automatic" fo:background-color="#FFFF00" style:repeat-content="false"/>
      <style:paragraph-properties fo:text-align="center"/>
    </style:style>
    <style:style style:name="ce33" style:family="table-cell" style:parent-style-name="Default" style:data-style-name="N0">
      <style:table-cell-properties style:vertical-align="automatic" fo:wrap-option="wrap" fo:background-color="#FFFF00" style:repeat-content="false"/>
      <style:paragraph-properties fo:text-align="center"/>
    </style:style>
    <style:style style:name="ce34" style:family="table-cell" style:parent-style-name="Default" style:data-style-name="N0">
      <style:table-cell-properties style:vertical-align="automatic" style:repeat-content="false"/>
      <style:paragraph-properties fo:text-align="end" fo:margin-right="0cm"/>
    </style:style>
    <style:style style:name="ce35" style:family="table-cell" style:parent-style-name="Default" style:data-style-name="N3">
      <style:table-cell-properties style:vertical-align="automatic"/>
    </style:style>
    <style:style style:name="ce36" style:family="table-cell" style:parent-style-name="Default" style:data-style-name="N0">
      <style:table-cell-properties fo:border="thin solid #000000" fo:background-color="#FFC000"/>
    </style:style>
    <style:style style:name="ce37" style:family="table-cell" style:parent-style-name="Default" style:data-style-name="N0">
      <style:table-cell-properties fo:border="thin solid #000000" fo:background-color="#92D050"/>
    </style:style>
    <style:style style:name="ce38" style:family="table-cell" style:parent-style-name="Default" style:data-style-name="N4">
      <style:table-cell-properties fo:border="thin solid #000000" style:vertical-align="automatic"/>
    </style:style>
    <style:style style:name="ce39"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8.6254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3.069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co20" style:family="table-column">
      <style:table-column-properties fo:break-before="auto" style:column-width="3.571875cm"/>
    </style:style>
    <style:style style:name="co21" style:family="table-column">
      <style:table-column-properties fo:break-before="auto" style:column-width="4.39208333333333cm"/>
    </style:style>
    <style:style style:name="co22" style:family="table-column">
      <style:table-column-properties fo:break-before="auto" style:column-width="2.96333333333333cm"/>
    </style:style>
    <style:style style:name="co23" style:family="table-column">
      <style:table-column-properties fo:break-before="auto" style:column-width="4.10104166666667cm"/>
    </style:style>
    <style:style style:name="co24" style:family="table-column">
      <style:table-column-properties fo:break-before="auto" style:column-width="6.05895833333333cm"/>
    </style:style>
    <style:style style:name="co25" style:family="table-column">
      <style:table-column-properties fo:break-before="auto" style:column-width="3.91583333333333cm"/>
    </style:style>
    <style:style style:name="co26" style:family="table-column">
      <style:table-column-properties fo:break-before="auto" style:column-width="4.841875cm"/>
    </style:style>
    <style:style style:name="co27" style:family="table-column">
      <style:table-column-properties fo:break-before="auto" style:column-width="5.34458333333333cm"/>
    </style:style>
    <style:style style:name="co28" style:family="table-column">
      <style:table-column-properties fo:break-before="auto" style:column-width="3.78354166666667cm"/>
    </style:style>
    <style:style style:name="co29" style:family="table-column">
      <style:table-column-properties fo:break-before="auto" style:column-width="3.54541666666667cm"/>
    </style:style>
    <style:style style:name="co30" style:family="table-column">
      <style:table-column-properties fo:break-before="auto" style:column-width="3.36020833333333cm"/>
    </style:style>
    <style:style style:name="co31" style:family="table-column">
      <style:table-column-properties fo:break-before="auto" style:column-width="3.095625cm"/>
    </style:style>
    <style:style style:name="co32" style:family="table-column">
      <style:table-column-properties fo:break-before="auto" style:column-width="1.031875cm"/>
    </style:style>
    <style:style style:name="co33" style:family="table-column">
      <style:table-column-properties fo:break-before="auto" style:column-width="1.190625cm"/>
    </style:style>
    <style:style style:name="co34" style:family="table-column">
      <style:table-column-properties fo:break-before="auto" style:column-width="1.32291666666667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ro7" style:family="table-row">
      <style:table-row-properties style:row-height="55.2pt" style:use-optimal-row-height="false" fo:break-before="auto"/>
    </style:style>
    <style:style style:name="ro8" style:family="table-row">
      <style:table-row-properties style:row-height="3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differenti caratteristiche</text:p>
          </table:table-cell>
          <table:table-cell office:value-type="string" table:style-name="ce1">
            <text:p>ci sono differenti caratteristiche per ogni dipendente, per ora ce ne e una sola</text:p>
          </table:table-cell>
          <table:table-cell table:number-columns-repeated="16380"/>
        </table:table-row>
        <table:table-row table:number-rows-repeated="2" table:style-name="ro1">
          <table:table-cell table:number-columns-repeated="16384" table:style-name="ce1"/>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5">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2">
          <table:table-cell office:value-type="string" table:style-name="ce4">
            <text:p>no per ora</text:p>
          </table:table-cell>
          <table:table-cell office:value-type="string" table:style-name="ce1">
            <text:p>contratti</text:p>
          </table:table-cell>
          <table:table-cell office:value-type="string" table:style-name="ce1">
            <text:p>quantita periodiche</text:p>
          </table:table-cell>
          <table:table-cell office:value-type="string" table:style-name="ce5">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societa indipendentemente dal fatto che ci siano o no navi nel porto, permetterebbe la loro pianificazione ed accettazione</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ivisione con merci e contratto</text:p>
          </table:table-cell>
          <table:table-cell office:value-type="string" table:style-name="ce1">
            <text:p>il contratto e un contenitore di merci dove le merci possono andare in porti differenti</text:p>
          </table:table-cell>
          <table:table-cell table:number-columns-repeated="16380"/>
        </table:table-row>
        <table:table-row table:style-name="ro3">
          <table:table-cell office:value-type="string" table:style-name="ce3">
            <text:p>ok</text:p>
          </table:table-cell>
          <table:table-cell office:value-type="string" table:style-name="ce1">
            <text:p>contratti</text:p>
          </table:table-cell>
          <table:table-cell office:value-type="string" table:style-name="ce5">
            <text:p>quantita trasportate nel contratto</text:p>
          </table:table-cell>
          <table:table-cell office:value-type="string" table:style-name="ce5">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2">
          <table:table-cell office:value-type="string" table:style-name="ce3">
            <text:p>ok</text:p>
          </table:table-cell>
          <table:table-cell office:value-type="string" table:style-name="ce3">
            <text:p>societa</text:p>
          </table:table-cell>
          <table:table-cell office:value-type="string" table:style-name="ce3">
            <text:p>societa fi produzione beni</text:p>
          </table:table-cell>
          <table:table-cell office:value-type="string" table:style-name="ce5">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societa</text:p>
          </table:table-cell>
          <table:table-cell office:value-type="string" table:style-name="ce1">
            <text:p>eventi sulle soceita per aumentare diminuire rating e produzione</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5">
            <text:p>creare dei bollettini per aiutare il giocatore a capire il mercato</text:p>
          </table:table-cell>
          <table:table-cell table:number-columns-repeated="16380"/>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5">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17"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6">
            <text:p>task</text:p>
          </table:table-cell>
          <table:table-cell office:value-type="string" table:style-name="ce6">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style-name="ro1">
          <table:table-cell table:number-columns-repeated="16384" table:style-name="ce1"/>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danno della nave durante la navigazione</text:p>
          </table:table-cell>
          <table:table-cell table:number-columns-repeated="16382"/>
        </table:table-row>
        <table:table-row table:number-rows-repeated="1048565"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7">
            <text:p>concetti</text:p>
          </table:table-cell>
          <table:table-cell office:value-type="string" table:style-name="ce7">
            <text:p>nome</text:p>
          </table:table-cell>
          <table:table-cell office:value-type="string" table:number-columns-spanned="2" table:number-rows-spanned="1" table:style-name="ce11">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2">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3">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5">
            <text:p>lista delle filiali della nostra societa</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accettati</text:p>
          </table:table-cell>
          <table:table-cell office:value-type="string" table:style-name="ce5">
            <text:p>lista dei contratti che abbiamo accettato</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proposti</text:p>
          </table:table-cell>
          <table:table-cell office:value-type="string" table:style-name="ce5">
            <text:p>lista dei contratti proposti alla nostra societa</text:p>
          </table:table-cell>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ntratti</text:p>
          </table:table-cell>
          <table:table-cell office:value-type="string" table:style-name="ce1">
            <text:p>string</text:p>
          </table:table-cell>
          <table:table-cell office:value-type="string" table:style-name="ce1">
            <text:p>id del contratto</text:p>
          </table:table-cell>
          <table:table-cell office:value-type="string" table:style-name="ce5">
            <text:p>identificativo univoco del contratto</text:p>
          </table:table-cell>
          <table:table-cell table:number-columns-repeated="16380"/>
        </table:table-row>
        <table:table-row table:style-name="ro1">
          <table:table-cell table:style-name="ce1"/>
          <table:table-cell office:value-type="string" table:style-name="ce1">
            <text:p>???</text:p>
          </table:table-cell>
          <table:table-cell office:value-type="string" table:style-name="ce1">
            <text:p>???</text:p>
          </table:table-cell>
          <table:table-cell office:value-type="string" table:style-name="ce5">
            <text:p>verificare nel oggetto contratto gia creato… ci sono tutte le info li</text:p>
          </table:table-cell>
          <table:table-cell table:number-columns-repeated="16380"/>
        </table:table-row>
        <table:table-row table:style-name="ro1">
          <table:table-cell table:style-name="ce1"/>
          <table:table-cell office:value-type="string" table:style-name="ce1">
            <text:p>list&lt;merci&gt;</text:p>
          </table:table-cell>
          <table:table-cell table:style-name="ce1"/>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 of the contract</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merci</text:p>
          </table:table-cell>
          <table:table-cell office:value-type="string" table:style-name="ce1">
            <text:p>string</text:p>
          </table:table-cell>
          <table:table-cell office:value-type="string" table:style-name="ce1">
            <text:p>id della merce</text:p>
          </table:table-cell>
          <table:table-cell table:style-name="ce5"/>
          <table:table-cell table:number-columns-repeated="16380"/>
        </table:table-row>
        <table:table-row table:style-name="ro1">
          <table:table-cell table:style-name="ce1"/>
          <table:table-cell office:value-type="string" table:style-name="ce1">
            <text:p>contratto</text:p>
          </table:table-cell>
          <table:table-cell office:value-type="string" table:style-name="ce1">
            <text:p>contratto di riferimento della merce</text:p>
          </table:table-cell>
          <table:table-cell table:style-name="ce5"/>
          <table:table-cell table:number-columns-repeated="16380"/>
        </table:table-row>
        <table:table-row table:style-name="ro1">
          <table:table-cell table:style-name="ce1"/>
          <table:table-cell office:value-type="string" table:style-name="ce1">
            <text:p>product</text:p>
          </table:table-cell>
          <table:table-cell office:value-type="string" table:style-name="ce1">
            <text:p>prodotto da portare</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destination port</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actual port</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teu</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dwt per teu</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5">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5">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5"/>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valore</text:p>
          </table:table-cell>
          <table:table-cell office:value-type="string" table:style-name="ce1">
            <text:p>e la caratteristica dell impiegato e rappresenta un valore da 0 a 100</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tipo</text:p>
          </table:table-cell>
          <table:table-cell office:value-type="string" table:style-name="ce1">
            <text:p>manager, impiegato, ufficiale, marinaio, ingeniere</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5">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5">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10">
            <text:p>che glanuralita'applico al contenitore di societa?: <text:s/>reggione economica, paese o porto? Per adesso regione economica sembra la migliore</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5">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07"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4">
            <text:p>rating</text:p>
          </table:table-cell>
          <table:table-cell table:style-name="ce1"/>
          <table:table-cell table:style-name="ce15"/>
          <table:table-cell table:number-columns-repeated="16381" table:style-name="ce1"/>
        </table:table-row>
        <table:table-row table:style-name="ro1">
          <table:table-cell office:value-type="string" table:style-name="ce15">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5"/>
          <table:table-cell table:number-columns-repeated="16383"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5">
            <text:p>valore che rappresenta línteresse della societa' a produrre un contratto per la nostra compagnia, e un valore che dovrebbe andare da -100 a +100</text:p>
          </table:table-cell>
          <table:table-cell table:number-columns-repeated="12" table:style-name="ce15"/>
          <table:table-cell table:number-columns-repeated="16370"/>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5">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office:value-type="string" table:style-name="ce17">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9">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9">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9">
            <text:p>riducono od aumentano la capacita di produrre</text:p>
          </table:table-cell>
          <table:table-cell table:number-columns-repeated="16382"/>
        </table:table-row>
        <table:table-row table:style-name="ro1">
          <table:table-cell table:style-name="ce1"/>
          <table:table-cell table:style-name="ce9"/>
          <table:table-cell table:number-columns-repeated="16382"/>
        </table:table-row>
        <table:table-row table:style-name="ro6">
          <table:table-cell office:value-type="string" table:style-name="ce14">
            <text:p>opinione pubblica</text:p>
          </table:table-cell>
          <table:table-cell table:style-name="ce9"/>
          <table:table-cell table:number-columns-repeated="16382"/>
        </table:table-row>
        <table:table-row table:style-name="ro1">
          <table:table-cell office:value-type="string" table:style-name="ce15">
            <text:p>e un valore che va da -x a +x e rappresente quanto la nostra società a un comportamento positivo o no verso l'opinione pubblica</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9">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artimento</text:p>
          </table:table-cell>
          <table:table-cell table:style-name="ce9"/>
          <table:table-cell table:number-columns-repeated="16382"/>
        </table:table-row>
        <table:table-row table:style-name="ro1">
          <table:table-cell office:value-type="string" table:style-name="ce15">
            <text:p>sono I dipartimenti che esistono in una societa</text:p>
          </table:table-cell>
          <table:table-cell table:style-name="ce9"/>
          <table:table-cell table:number-columns-repeated="16382"/>
        </table:table-row>
        <table:table-row table:style-name="ro4">
          <table:table-cell table:number-columns-repeated="16384"/>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dipartimenti esistenti</text:p>
          </table:table-cell>
          <table:table-cell office:value-type="string" table:style-name="ce17">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endenti</text:p>
          </table:table-cell>
          <table:table-cell table:style-name="ce9"/>
          <table:table-cell table:number-columns-repeated="16382"/>
        </table:table-row>
        <table:table-row table:style-name="ro1">
          <table:table-cell office:value-type="string" table:style-name="ce15">
            <text:p>sono I dipendenti che lavorano su uno specifico dipartimento, hanno delle capactia che dipendono dalle loro caratteristiche</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ratteristiche</text:p>
          </table:table-cell>
          <table:table-cell office:value-type="string" table:style-name="ce17">
            <text:p>effetto nel calcolo</text:p>
          </table:table-cell>
          <table:table-cell table:number-columns-repeated="16382"/>
        </table:table-row>
        <table:table-row table:style-name="ro1">
          <table:table-cell office:value-type="string" table:style-name="ce1">
            <text:p>valore</text:p>
          </table:table-cell>
          <table:table-cell office:value-type="string" table:style-name="ce1">
            <text:p>e una caratteristica che va da 0 a 100 e rappesenta la capacita dell impiega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tipo</text:p>
          </table:table-cell>
          <table:table-cell office:value-type="string" table:style-name="ce17">
            <text:p>effetto nel calcolo</text:p>
          </table:table-cell>
          <table:table-cell table:number-columns-repeated="16382"/>
        </table:table-row>
        <table:table-row table:style-name="ro1">
          <table:table-cell office:value-type="string" table:style-name="ce1">
            <text:p>manager</text:p>
          </table:table-cell>
          <table:table-cell office:value-type="string" table:style-name="ce1">
            <text:p>necessario per gestire un dipartimento</text:p>
          </table:table-cell>
          <table:table-cell table:number-columns-repeated="16382"/>
        </table:table-row>
        <table:table-row table:style-name="ro1">
          <table:table-cell office:value-type="string" table:style-name="ce1">
            <text:p>impiegato</text:p>
          </table:table-cell>
          <table:table-cell office:value-type="string" table:style-name="ce1">
            <text:p>puo lavorare in ogni dipartimento</text:p>
          </table:table-cell>
          <table:table-cell table:number-columns-repeated="16382"/>
        </table:table-row>
        <table:table-row table:style-name="ro1">
          <table:table-cell office:value-type="string" table:style-name="ce1">
            <text:p>ufficiale</text:p>
          </table:table-cell>
          <table:table-cell office:value-type="string" table:style-name="ce1">
            <text:p>necessario per comandare la nave</text:p>
          </table:table-cell>
          <table:table-cell table:number-columns-repeated="16382"/>
        </table:table-row>
        <table:table-row table:style-name="ro1">
          <table:table-cell office:value-type="string" table:style-name="ce1">
            <text:p>marinaio</text:p>
          </table:table-cell>
          <table:table-cell office:value-type="string" table:style-name="ce1">
            <text:p>puo lavorare in ogni altro ruolo sulla nave</text:p>
          </table:table-cell>
          <table:table-cell table:number-columns-repeated="16382"/>
        </table:table-row>
        <table:table-row table:style-name="ro1">
          <table:table-cell office:value-type="string" table:style-name="ce1">
            <text:p>ingieniere</text:p>
          </table:table-cell>
          <table:table-cell office:value-type="string" table:style-name="ce1">
            <text:p>necessario per gestire la nave o progettare le navi</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3" table:style-name="ro1">
          <table:table-cell table:number-columns-repeated="16384" table:style-name="ce1"/>
        </table:table-row>
        <table:table-row table:number-rows-repeated="1048490" table:style-name="ro4">
          <table:table-cell table:number-columns-repeated="16384"/>
        </table:table-row>
      </table:table>
      <table:table table:name="Prodotti" table:style-name="ta4">
        <table:table-column table:style-name="co14" table:default-cell-style-name="ce1"/>
        <table:table-column table:style-name="co2"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carbon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petrol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allumin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ilic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ram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abbia</text:p>
          </table:table-cell>
          <table:table-cell office:value-type="string" table:style-name="ce1">
            <text:p>minerari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0">
            <text:p>dovrei aggiungere il concetto di licenze sui prodotti inoltre le navi devono essere configurate per portare certi prodotti</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8">
            <text:p>prodotto</text:p>
          </table:table-cell>
          <table:table-cell office:value-type="string" table:style-name="ce18">
            <text:p>prezzo unitario</text:p>
          </table:table-cell>
          <table:table-cell office:value-type="string" table:style-name="ce18">
            <text:p>dwt unitario</text:p>
          </table:table-cell>
          <table:table-cell office:value-type="string" table:style-name="ce18">
            <text:p>prezzo per dwt</text:p>
          </table:table-cell>
          <table:table-cell table:number-columns-repeated="16380"/>
        </table:table-row>
        <table:table-row table:style-name="ro1">
          <table:table-cell office:value-type="string" table:style-name="ce1">
            <text:p>wood</text:p>
          </table:table-cell>
          <table:table-cell office:value-type="float" office:value="1.6" table:style-name="ce19">
            <text:p>1,60</text:p>
          </table:table-cell>
          <table:table-cell office:value-type="float" office:value="4" table:style-name="ce1">
            <text:p>4</text:p>
          </table:table-cell>
          <table:table-cell office:value-type="float" office:value="0.4" table:formula="of:=[.B30]/[.C30]" table:style-name="ce19">
            <text:p>0,40</text:p>
          </table:table-cell>
          <table:table-cell table:number-columns-repeated="16380"/>
        </table:table-row>
        <table:table-row table:style-name="ro1">
          <table:table-cell office:value-type="string" table:style-name="ce20">
            <text:p>texile</text:p>
          </table:table-cell>
          <table:table-cell office:value-type="float" office:value="1.5" table:style-name="ce1">
            <text:p>1,5</text:p>
          </table:table-cell>
          <table:table-cell office:value-type="float" office:value="3" table:style-name="ce1">
            <text:p>3</text:p>
          </table:table-cell>
          <table:table-cell office:value-type="float" office:value="0.5" table:formula="of:=[.B31]/[.C31]" table:style-name="ce19">
            <text:p>0,50</text:p>
          </table:table-cell>
          <table:table-cell table:number-columns-repeated="16380"/>
        </table:table-row>
        <table:table-row table:style-name="ro1">
          <table:table-cell office:value-type="string" table:style-name="ce1">
            <text:p>metal</text:p>
          </table:table-cell>
          <table:table-cell office:value-type="float" office:value="2.1" table:style-name="ce1">
            <text:p>2,1</text:p>
          </table:table-cell>
          <table:table-cell office:value-type="float" office:value="4" table:style-name="ce1">
            <text:p>4</text:p>
          </table:table-cell>
          <table:table-cell office:value-type="float" office:value="0.52500000000000002" table:formula="of:=[.B32]/[.C32]" table:style-name="ce19">
            <text:p>0,53</text:p>
          </table:table-cell>
          <table:table-cell table:number-columns-repeated="16380"/>
        </table:table-row>
        <table:table-row table:style-name="ro1">
          <table:table-cell office:value-type="string" table:style-name="ce1">
            <text:p>food</text:p>
          </table:table-cell>
          <table:table-cell office:value-type="float" office:value="2.2000000000000002" table:style-name="ce1">
            <text:p>2,2</text:p>
          </table:table-cell>
          <table:table-cell office:value-type="float" office:value="4" table:style-name="ce1">
            <text:p>4</text:p>
          </table:table-cell>
          <table:table-cell office:value-type="float" office:value="0.55000000000000004" table:formula="of:=[.B33]/[.C33]" table:style-name="ce19">
            <text:p>0,55</text:p>
          </table:table-cell>
          <table:table-cell table:number-columns-repeated="16380"/>
        </table:table-row>
        <table:table-row table:style-name="ro1">
          <table:table-cell office:value-type="string" table:style-name="ce1">
            <text:p>machine</text:p>
          </table:table-cell>
          <table:table-cell office:value-type="float" office:value="9" table:style-name="ce1">
            <text:p>9</text:p>
          </table:table-cell>
          <table:table-cell office:value-type="float" office:value="14" table:style-name="ce1">
            <text:p>14</text:p>
          </table:table-cell>
          <table:table-cell office:value-type="float" office:value="0.6428571428571429" table:formula="of:=[.B34]/[.C34]" table:style-name="ce19">
            <text:p>0,64</text:p>
          </table:table-cell>
          <table:table-cell table:number-columns-repeated="16380"/>
        </table:table-row>
        <table:table-row table:style-name="ro1">
          <table:table-cell office:value-type="string" table:style-name="ce1">
            <text:p>minerals</text:p>
          </table:table-cell>
          <table:table-cell office:value-type="float" office:value="3.8" table:style-name="ce1">
            <text:p>3,8</text:p>
          </table:table-cell>
          <table:table-cell office:value-type="float" office:value="10" table:style-name="ce1">
            <text:p>10</text:p>
          </table:table-cell>
          <table:table-cell office:value-type="float" office:value="0.38" table:formula="of:=[.B35]/[.C35]" table:style-name="ce19">
            <text:p>0,38</text:p>
          </table:table-cell>
          <table:table-cell table:number-columns-repeated="16380"/>
        </table:table-row>
        <table:table-row table:number-rows-repeated="1048541" table:style-name="ro4">
          <table:table-cell table:number-columns-repeated="16384"/>
        </table:table-row>
      </table:table>
      <table:table table:name="carburante" table:style-name="ta5">
        <table:table-column table:style-name="co6" table:default-cell-style-name="ce1"/>
        <table:table-column table:style-name="co20" table:default-cell-style-name="ce1"/>
        <table:table-column table:style-name="co21" table:default-cell-style-name="ce1"/>
        <table:table-column table:style-name="co20"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6" table:default-cell-style-name="ce1"/>
        <table:table-column table:style-name="co5" table:number-columns-repeated="16374" table:default-cell-style-name="ce1"/>
        <table:table-row table:style-name="ro1">
          <table:table-cell table:number-columns-repeated="5" table:style-name="ce1"/>
          <table:table-cell office:value-type="string" table:style-name="ce21">
            <text:p>distanza</text:p>
          </table:table-cell>
          <table:table-cell office:value-type="float" office:value="5000" table:style-name="ce22">
            <text:p>5000</text:p>
          </table:table-cell>
          <table:table-cell table:style-name="ce1"/>
          <table:table-cell office:value-type="string" table:style-name="ce1">
            <text:p>max teu</text:p>
          </table:table-cell>
          <table:table-cell office:value-type="float" office:value="200" table:style-name="ce1">
            <text:p>200</text:p>
          </table:table-cell>
          <table:table-cell table:number-columns-repeated="16374"/>
        </table:table-row>
        <table:table-row table:style-name="ro1">
          <table:table-cell office:value-type="string" table:style-name="ce1">
            <text:p>formula carburante</text:p>
          </table:table-cell>
          <table:table-cell table:number-columns-repeated="4" table:style-name="ce1"/>
          <table:table-cell office:value-type="string" table:style-name="ce21">
            <text:p>indice A</text:p>
          </table:table-cell>
          <table:table-cell office:value-type="float" office:value="0.02" table:style-name="ce22">
            <text:p>0,02</text:p>
          </table:table-cell>
          <table:table-cell table:number-columns-repeated="16377" table:style-name="ce1"/>
        </table:table-row>
        <table:table-row table:style-name="ro1">
          <table:table-cell office:value-type="string" table:style-name="ce1">
            <text:p>Velocita^2 * indiceA + Velociata * indiceB</text:p>
          </table:table-cell>
          <table:table-cell table:number-columns-repeated="4" table:style-name="ce1"/>
          <table:table-cell office:value-type="string" table:style-name="ce21">
            <text:p>indice B</text:p>
          </table:table-cell>
          <table:table-cell office:value-type="float" office:value="0.3" table:style-name="ce22">
            <text:p>0,3</text:p>
          </table:table-cell>
          <table:table-cell table:number-columns-repeated="16377" table:style-name="ce1"/>
        </table:table-row>
        <table:table-row table:style-name="ro1">
          <table:table-cell table:number-columns-repeated="5" table:style-name="ce1"/>
          <table:table-cell office:value-type="string" table:style-name="ce21">
            <text:p>prezzo</text:p>
          </table:table-cell>
          <table:table-cell office:value-type="float" office:value="700" table:style-name="ce22">
            <text:p>700</text:p>
          </table:table-cell>
          <table:table-cell table:number-columns-repeated="16377" table:style-name="ce1"/>
        </table:table-row>
        <table:table-row table:style-name="ro1">
          <table:table-cell table:number-columns-repeated="16384" table:style-name="ce1"/>
        </table:table-row>
        <table:table-row table:style-name="ro3">
          <table:table-cell office:value-type="string" table:style-name="ce23">
            <text:p>Velocita</text:p>
          </table:table-cell>
          <table:table-cell office:value-type="string" table:style-name="ce23">
            <text:p>cosumo per ora</text:p>
          </table:table-cell>
          <table:table-cell office:value-type="string" table:style-name="ce24">
            <text:p>consumo totale su distanza</text:p>
          </table:table-cell>
          <table:table-cell office:value-type="string" table:style-name="ce23">
            <text:p>prezzo totale</text:p>
          </table:table-cell>
          <table:table-cell office:value-type="string" table:style-name="ce24">
            <text:p>prezzo per nodo</text:p>
          </table:table-cell>
          <table:table-cell table:number-columns-repeated="3" table:style-name="ce1"/>
          <table:table-cell office:value-type="string" table:style-name="ce24">
            <text:p>prezzo per teu</text:p>
          </table:table-cell>
          <table:table-cell office:value-type="string" table:style-name="ce24">
            <text:p>prezzo per nodo</text:p>
          </table:table-cell>
          <table:table-cell table:number-columns-repeated="16374"/>
        </table:table-row>
        <table:table-row table:style-name="ro1">
          <table:table-cell office:value-type="float" office:value="1" table:style-name="ce25">
            <text:p>1</text:p>
          </table:table-cell>
          <table:table-cell office:value-type="float" office:value="0.32" table:formula="of:=POWER([.A7];2) * [.$G$2] + [.A7] *[.$G$3]" table:style-name="ce25">
            <text:p>0,32</text:p>
          </table:table-cell>
          <table:table-cell office:value-type="float" office:value="1600" table:formula="of:=[.$G$1] / [.A7] *[.B7]" table:style-name="ce25">
            <text:p>1600</text:p>
          </table:table-cell>
          <table:table-cell office:value-type="float" office:value="1120000" table:formula="of:=[.C7]*[.$G$4]" table:style-name="ce25">
            <text:p>1120000</text:p>
          </table:table-cell>
          <table:table-cell office:value-type="float" office:value="224" table:formula="of:=[.D7]/[.$G$1]" table:style-name="ce25">
            <text:p>224</text:p>
          </table:table-cell>
          <table:table-cell table:number-columns-repeated="3" table:style-name="ce25"/>
          <table:table-cell office:value-type="float" office:value="5600" table:formula="of:=[.D7]/[.$J$1]" table:style-name="ce26">
            <text:p>5600,00</text:p>
          </table:table-cell>
          <table:table-cell office:value-type="float" office:value="1.1200000000000001" table:formula="of:=[.E7]/[.$J$1]" table:style-name="ce26">
            <text:p>1,12</text:p>
          </table:table-cell>
          <table:table-cell table:number-columns-repeated="16374"/>
        </table:table-row>
        <table:table-row table:style-name="ro1">
          <table:table-cell office:value-type="float" office:value="2" table:formula="of:=[.A7]+1" table:style-name="ce25">
            <text:p>2</text:p>
          </table:table-cell>
          <table:table-cell office:value-type="float" office:value="0.67999999999999994" table:formula="of:=POWER([.A8];2) * [.$G$2] + [.A8] *[.$G$3]" table:style-name="ce25">
            <text:p>0,68</text:p>
          </table:table-cell>
          <table:table-cell office:value-type="float" office:value="1699.9999999999998" table:formula="of:=[.$G$1] / [.A8] *[.B8]" table:style-name="ce25">
            <text:p>1700</text:p>
          </table:table-cell>
          <table:table-cell office:value-type="float" office:value="1189999.9999999998" table:formula="of:=[.C8]*[.$G$4]" table:style-name="ce25">
            <text:p>1190000</text:p>
          </table:table-cell>
          <table:table-cell office:value-type="float" office:value="237.99999999999994" table:formula="of:=[.D8]/[.$G$1]" table:style-name="ce25">
            <text:p>238</text:p>
          </table:table-cell>
          <table:table-cell table:number-columns-repeated="3" table:style-name="ce25"/>
          <table:table-cell office:value-type="float" office:value="5949.9999999999991" table:formula="of:=[.D8]/[.$J$1]" table:style-name="ce26">
            <text:p>5950,00</text:p>
          </table:table-cell>
          <table:table-cell office:value-type="float" office:value="1.1899999999999997" table:formula="of:=[.E8]/[.$J$1]" table:style-name="ce26">
            <text:p>1,19</text:p>
          </table:table-cell>
          <table:table-cell table:number-columns-repeated="16374"/>
        </table:table-row>
        <table:table-row table:style-name="ro1">
          <table:table-cell office:value-type="float" office:value="3" table:formula="of:=[.A8]+1" table:style-name="ce25">
            <text:p>3</text:p>
          </table:table-cell>
          <table:table-cell office:value-type="float" office:value="1.0799999999999998" table:formula="of:=POWER([.A9];2) * [.$G$2] + [.A9] *[.$G$3]" table:style-name="ce25">
            <text:p>1,08</text:p>
          </table:table-cell>
          <table:table-cell office:value-type="float" office:value="1799.9999999999998" table:formula="of:=[.$G$1] / [.A9] *[.B9]" table:style-name="ce25">
            <text:p>1800</text:p>
          </table:table-cell>
          <table:table-cell office:value-type="float" office:value="1259999.9999999998" table:formula="of:=[.C9]*[.$G$4]" table:style-name="ce25">
            <text:p>1260000</text:p>
          </table:table-cell>
          <table:table-cell office:value-type="float" office:value="251.99999999999994" table:formula="of:=[.D9]/[.$G$1]" table:style-name="ce25">
            <text:p>252</text:p>
          </table:table-cell>
          <table:table-cell table:number-columns-repeated="3" table:style-name="ce25"/>
          <table:table-cell office:value-type="float" office:value="6299.9999999999991" table:formula="of:=[.D9]/[.$J$1]" table:style-name="ce26">
            <text:p>6300,00</text:p>
          </table:table-cell>
          <table:table-cell office:value-type="float" office:value="1.2599999999999998" table:formula="of:=[.E9]/[.$J$1]" table:style-name="ce26">
            <text:p>1,26</text:p>
          </table:table-cell>
          <table:table-cell table:number-columns-repeated="16374"/>
        </table:table-row>
        <table:table-row table:style-name="ro1">
          <table:table-cell office:value-type="float" office:value="4" table:formula="of:=[.A9]+1" table:style-name="ce25">
            <text:p>4</text:p>
          </table:table-cell>
          <table:table-cell office:value-type="float" office:value="1.52" table:formula="of:=POWER([.A10];2) * [.$G$2] + [.A10] *[.$G$3]" table:style-name="ce25">
            <text:p>1,52</text:p>
          </table:table-cell>
          <table:table-cell office:value-type="float" office:value="1900" table:formula="of:=[.$G$1] / [.A10] *[.B10]" table:style-name="ce25">
            <text:p>1900</text:p>
          </table:table-cell>
          <table:table-cell office:value-type="float" office:value="1330000" table:formula="of:=[.C10]*[.$G$4]" table:style-name="ce25">
            <text:p>1330000</text:p>
          </table:table-cell>
          <table:table-cell office:value-type="float" office:value="266" table:formula="of:=[.D10]/[.$G$1]" table:style-name="ce25">
            <text:p>266</text:p>
          </table:table-cell>
          <table:table-cell table:number-columns-repeated="3" table:style-name="ce25"/>
          <table:table-cell office:value-type="float" office:value="6650" table:formula="of:=[.D10]/[.$J$1]" table:style-name="ce26">
            <text:p>6650,00</text:p>
          </table:table-cell>
          <table:table-cell office:value-type="float" office:value="1.33" table:formula="of:=[.E10]/[.$J$1]" table:style-name="ce26">
            <text:p>1,33</text:p>
          </table:table-cell>
          <table:table-cell table:number-columns-repeated="16374"/>
        </table:table-row>
        <table:table-row table:style-name="ro1">
          <table:table-cell office:value-type="float" office:value="5" table:formula="of:=[.A10]+1" table:style-name="ce25">
            <text:p>5</text:p>
          </table:table-cell>
          <table:table-cell office:value-type="float" office:value="2" table:formula="of:=POWER([.A11];2) * [.$G$2] + [.A11] *[.$G$3]" table:style-name="ce25">
            <text:p>2</text:p>
          </table:table-cell>
          <table:table-cell office:value-type="float" office:value="2000" table:formula="of:=[.$G$1] / [.A11] *[.B11]" table:style-name="ce25">
            <text:p>2000</text:p>
          </table:table-cell>
          <table:table-cell office:value-type="float" office:value="1400000" table:formula="of:=[.C11]*[.$G$4]" table:style-name="ce25">
            <text:p>1400000</text:p>
          </table:table-cell>
          <table:table-cell office:value-type="float" office:value="280" table:formula="of:=[.D11]/[.$G$1]" table:style-name="ce25">
            <text:p>280</text:p>
          </table:table-cell>
          <table:table-cell table:number-columns-repeated="3" table:style-name="ce25"/>
          <table:table-cell office:value-type="float" office:value="7000" table:formula="of:=[.D11]/[.$J$1]" table:style-name="ce26">
            <text:p>7000,00</text:p>
          </table:table-cell>
          <table:table-cell office:value-type="float" office:value="1.4" table:formula="of:=[.E11]/[.$J$1]" table:style-name="ce26">
            <text:p>1,40</text:p>
          </table:table-cell>
          <table:table-cell table:number-columns-repeated="16374"/>
        </table:table-row>
        <table:table-row table:style-name="ro1">
          <table:table-cell office:value-type="float" office:value="6" table:formula="of:=[.A11]+1" table:style-name="ce25">
            <text:p>6</text:p>
          </table:table-cell>
          <table:table-cell office:value-type="float" office:value="2.5199999999999996" table:formula="of:=POWER([.A12];2) * [.$G$2] + [.A12] *[.$G$3]" table:style-name="ce25">
            <text:p>2,52</text:p>
          </table:table-cell>
          <table:table-cell office:value-type="float" office:value="2099.9999999999995" table:formula="of:=[.$G$1] / [.A12] *[.B12]" table:style-name="ce25">
            <text:p>2100</text:p>
          </table:table-cell>
          <table:table-cell office:value-type="float" office:value="1469999.9999999998" table:formula="of:=[.C12]*[.$G$4]" table:style-name="ce25">
            <text:p>1470000</text:p>
          </table:table-cell>
          <table:table-cell office:value-type="float" office:value="293.99999999999994" table:formula="of:=[.D12]/[.$G$1]" table:style-name="ce25">
            <text:p>294</text:p>
          </table:table-cell>
          <table:table-cell table:number-columns-repeated="3" table:style-name="ce25"/>
          <table:table-cell office:value-type="float" office:value="7349.9999999999991" table:formula="of:=[.D12]/[.$J$1]" table:style-name="ce26">
            <text:p>7350,00</text:p>
          </table:table-cell>
          <table:table-cell office:value-type="float" office:value="1.4699999999999998" table:formula="of:=[.E12]/[.$J$1]" table:style-name="ce26">
            <text:p>1,47</text:p>
          </table:table-cell>
          <table:table-cell table:number-columns-repeated="16374"/>
        </table:table-row>
        <table:table-row table:style-name="ro1">
          <table:table-cell office:value-type="float" office:value="7" table:formula="of:=[.A12]+1" table:style-name="ce25">
            <text:p>7</text:p>
          </table:table-cell>
          <table:table-cell office:value-type="float" office:value="3.08" table:formula="of:=POWER([.A13];2) * [.$G$2] + [.A13] *[.$G$3]" table:style-name="ce25">
            <text:p>3,08</text:p>
          </table:table-cell>
          <table:table-cell office:value-type="float" office:value="2200" table:formula="of:=[.$G$1] / [.A13] *[.B13]" table:style-name="ce25">
            <text:p>2200</text:p>
          </table:table-cell>
          <table:table-cell office:value-type="float" office:value="1540000" table:formula="of:=[.C13]*[.$G$4]" table:style-name="ce25">
            <text:p>1540000</text:p>
          </table:table-cell>
          <table:table-cell office:value-type="float" office:value="308" table:formula="of:=[.D13]/[.$G$1]" table:style-name="ce25">
            <text:p>308</text:p>
          </table:table-cell>
          <table:table-cell table:number-columns-repeated="3" table:style-name="ce25"/>
          <table:table-cell office:value-type="float" office:value="7700" table:formula="of:=[.D13]/[.$J$1]" table:style-name="ce26">
            <text:p>7700,00</text:p>
          </table:table-cell>
          <table:table-cell office:value-type="float" office:value="1.54" table:formula="of:=[.E13]/[.$J$1]" table:style-name="ce26">
            <text:p>1,54</text:p>
          </table:table-cell>
          <table:table-cell table:number-columns-repeated="16374"/>
        </table:table-row>
        <table:table-row table:style-name="ro1">
          <table:table-cell office:value-type="float" office:value="8" table:formula="of:=[.A13]+1" table:style-name="ce25">
            <text:p>8</text:p>
          </table:table-cell>
          <table:table-cell office:value-type="float" office:value="3.6799999999999997" table:formula="of:=POWER([.A14];2) * [.$G$2] + [.A14] *[.$G$3]" table:style-name="ce25">
            <text:p>3,68</text:p>
          </table:table-cell>
          <table:table-cell office:value-type="float" office:value="2300" table:formula="of:=[.$G$1] / [.A14] *[.B14]" table:style-name="ce25">
            <text:p>2300</text:p>
          </table:table-cell>
          <table:table-cell office:value-type="float" office:value="1610000" table:formula="of:=[.C14]*[.$G$4]" table:style-name="ce25">
            <text:p>1610000</text:p>
          </table:table-cell>
          <table:table-cell office:value-type="float" office:value="322" table:formula="of:=[.D14]/[.$G$1]" table:style-name="ce25">
            <text:p>322</text:p>
          </table:table-cell>
          <table:table-cell table:number-columns-repeated="3" table:style-name="ce25"/>
          <table:table-cell office:value-type="float" office:value="8050" table:formula="of:=[.D14]/[.$J$1]" table:style-name="ce26">
            <text:p>8050,00</text:p>
          </table:table-cell>
          <table:table-cell office:value-type="float" office:value="1.61" table:formula="of:=[.E14]/[.$J$1]" table:style-name="ce26">
            <text:p>1,61</text:p>
          </table:table-cell>
          <table:table-cell table:number-columns-repeated="16374"/>
        </table:table-row>
        <table:table-row table:style-name="ro1">
          <table:table-cell office:value-type="float" office:value="9" table:formula="of:=[.A14]+1" table:style-name="ce25">
            <text:p>9</text:p>
          </table:table-cell>
          <table:table-cell office:value-type="float" office:value="4.32" table:formula="of:=POWER([.A15];2) * [.$G$2] + [.A15] *[.$G$3]" table:style-name="ce25">
            <text:p>4,32</text:p>
          </table:table-cell>
          <table:table-cell office:value-type="float" office:value="2400" table:formula="of:=[.$G$1] / [.A15] *[.B15]" table:style-name="ce25">
            <text:p>2400</text:p>
          </table:table-cell>
          <table:table-cell office:value-type="float" office:value="1680000" table:formula="of:=[.C15]*[.$G$4]" table:style-name="ce25">
            <text:p>1680000</text:p>
          </table:table-cell>
          <table:table-cell office:value-type="float" office:value="336" table:formula="of:=[.D15]/[.$G$1]" table:style-name="ce25">
            <text:p>336</text:p>
          </table:table-cell>
          <table:table-cell table:number-columns-repeated="3" table:style-name="ce25"/>
          <table:table-cell office:value-type="float" office:value="8400" table:formula="of:=[.D15]/[.$J$1]" table:style-name="ce26">
            <text:p>8400,00</text:p>
          </table:table-cell>
          <table:table-cell office:value-type="float" office:value="1.68" table:formula="of:=[.E15]/[.$J$1]" table:style-name="ce26">
            <text:p>1,68</text:p>
          </table:table-cell>
          <table:table-cell table:number-columns-repeated="16374"/>
        </table:table-row>
        <table:table-row table:style-name="ro1">
          <table:table-cell office:value-type="float" office:value="10" table:formula="of:=[.A15]+1" table:style-name="ce25">
            <text:p>10</text:p>
          </table:table-cell>
          <table:table-cell office:value-type="float" office:value="5" table:formula="of:=POWER([.A16];2) * [.$G$2] + [.A16] *[.$G$3]" table:style-name="ce25">
            <text:p>5</text:p>
          </table:table-cell>
          <table:table-cell office:value-type="float" office:value="2500" table:formula="of:=[.$G$1] / [.A16] *[.B16]" table:style-name="ce25">
            <text:p>2500</text:p>
          </table:table-cell>
          <table:table-cell office:value-type="float" office:value="1750000" table:formula="of:=[.C16]*[.$G$4]" table:style-name="ce25">
            <text:p>1750000</text:p>
          </table:table-cell>
          <table:table-cell office:value-type="float" office:value="350" table:formula="of:=[.D16]/[.$G$1]" table:style-name="ce25">
            <text:p>350</text:p>
          </table:table-cell>
          <table:table-cell table:number-columns-repeated="3" table:style-name="ce25"/>
          <table:table-cell office:value-type="float" office:value="8750" table:formula="of:=[.D16]/[.$J$1]" table:style-name="ce26">
            <text:p>8750,00</text:p>
          </table:table-cell>
          <table:table-cell office:value-type="float" office:value="1.75" table:formula="of:=[.E16]/[.$J$1]" table:style-name="ce26">
            <text:p>1,75</text:p>
          </table:table-cell>
          <table:table-cell table:number-columns-repeated="16374"/>
        </table:table-row>
        <table:table-row table:style-name="ro1">
          <table:table-cell office:value-type="float" office:value="11" table:formula="of:=[.A16]+1" table:style-name="ce25">
            <text:p>11</text:p>
          </table:table-cell>
          <table:table-cell office:value-type="float" office:value="5.72" table:formula="of:=POWER([.A17];2) * [.$G$2] + [.A17] *[.$G$3]" table:style-name="ce25">
            <text:p>5,72</text:p>
          </table:table-cell>
          <table:table-cell office:value-type="float" office:value="2600" table:formula="of:=[.$G$1] / [.A17] *[.B17]" table:style-name="ce25">
            <text:p>2600</text:p>
          </table:table-cell>
          <table:table-cell office:value-type="float" office:value="1820000" table:formula="of:=[.C17]*[.$G$4]" table:style-name="ce25">
            <text:p>1820000</text:p>
          </table:table-cell>
          <table:table-cell office:value-type="float" office:value="364" table:formula="of:=[.D17]/[.$G$1]" table:style-name="ce25">
            <text:p>364</text:p>
          </table:table-cell>
          <table:table-cell table:number-columns-repeated="3" table:style-name="ce25"/>
          <table:table-cell office:value-type="float" office:value="9100" table:formula="of:=[.D17]/[.$J$1]" table:style-name="ce26">
            <text:p>9100,00</text:p>
          </table:table-cell>
          <table:table-cell office:value-type="float" office:value="1.82" table:formula="of:=[.E17]/[.$J$1]" table:style-name="ce26">
            <text:p>1,82</text:p>
          </table:table-cell>
          <table:table-cell table:number-columns-repeated="16374"/>
        </table:table-row>
        <table:table-row table:style-name="ro1">
          <table:table-cell office:value-type="float" office:value="12" table:formula="of:=[.A17]+1" table:style-name="ce25">
            <text:p>12</text:p>
          </table:table-cell>
          <table:table-cell office:value-type="float" office:value="6.4799999999999995" table:formula="of:=POWER([.A18];2) * [.$G$2] + [.A18] *[.$G$3]" table:style-name="ce25">
            <text:p>6,48</text:p>
          </table:table-cell>
          <table:table-cell office:value-type="float" office:value="2700" table:formula="of:=[.$G$1] / [.A18] *[.B18]" table:style-name="ce25">
            <text:p>2700</text:p>
          </table:table-cell>
          <table:table-cell office:value-type="float" office:value="1890000" table:formula="of:=[.C18]*[.$G$4]" table:style-name="ce25">
            <text:p>1890000</text:p>
          </table:table-cell>
          <table:table-cell office:value-type="float" office:value="378" table:formula="of:=[.D18]/[.$G$1]" table:style-name="ce25">
            <text:p>378</text:p>
          </table:table-cell>
          <table:table-cell table:number-columns-repeated="3" table:style-name="ce25"/>
          <table:table-cell office:value-type="float" office:value="9450" table:formula="of:=[.D18]/[.$J$1]" table:style-name="ce26">
            <text:p>9450,00</text:p>
          </table:table-cell>
          <table:table-cell office:value-type="float" office:value="1.89" table:formula="of:=[.E18]/[.$J$1]" table:style-name="ce26">
            <text:p>1,89</text:p>
          </table:table-cell>
          <table:table-cell table:number-columns-repeated="16374"/>
        </table:table-row>
        <table:table-row table:style-name="ro1">
          <table:table-cell office:value-type="float" office:value="13" table:formula="of:=[.A18]+1" table:style-name="ce25">
            <text:p>13</text:p>
          </table:table-cell>
          <table:table-cell office:value-type="float" office:value="7.2799999999999994" table:formula="of:=POWER([.A19];2) * [.$G$2] + [.A19] *[.$G$3]" table:style-name="ce25">
            <text:p>7,28</text:p>
          </table:table-cell>
          <table:table-cell office:value-type="float" office:value="2800" table:formula="of:=[.$G$1] / [.A19] *[.B19]" table:style-name="ce25">
            <text:p>2800</text:p>
          </table:table-cell>
          <table:table-cell office:value-type="float" office:value="1960000" table:formula="of:=[.C19]*[.$G$4]" table:style-name="ce25">
            <text:p>1960000</text:p>
          </table:table-cell>
          <table:table-cell office:value-type="float" office:value="392" table:formula="of:=[.D19]/[.$G$1]" table:style-name="ce25">
            <text:p>392</text:p>
          </table:table-cell>
          <table:table-cell table:number-columns-repeated="3" table:style-name="ce25"/>
          <table:table-cell office:value-type="float" office:value="9800" table:formula="of:=[.D19]/[.$J$1]" table:style-name="ce26">
            <text:p>9800,00</text:p>
          </table:table-cell>
          <table:table-cell office:value-type="float" office:value="1.96" table:formula="of:=[.E19]/[.$J$1]" table:style-name="ce26">
            <text:p>1,96</text:p>
          </table:table-cell>
          <table:table-cell table:number-columns-repeated="16374"/>
        </table:table-row>
        <table:table-row table:style-name="ro1">
          <table:table-cell office:value-type="float" office:value="14" table:formula="of:=[.A19]+1" table:style-name="ce25">
            <text:p>14</text:p>
          </table:table-cell>
          <table:table-cell office:value-type="float" office:value="8.120000000000001" table:formula="of:=POWER([.A20];2) * [.$G$2] + [.A20] *[.$G$3]" table:style-name="ce25">
            <text:p>8,12</text:p>
          </table:table-cell>
          <table:table-cell office:value-type="float" office:value="2900.0000000000005" table:formula="of:=[.$G$1] / [.A20] *[.B20]" table:style-name="ce25">
            <text:p>2900</text:p>
          </table:table-cell>
          <table:table-cell office:value-type="float" office:value="2030000.0000000002" table:formula="of:=[.C20]*[.$G$4]" table:style-name="ce25">
            <text:p>2030000</text:p>
          </table:table-cell>
          <table:table-cell office:value-type="float" office:value="406.00000000000006" table:formula="of:=[.D20]/[.$G$1]" table:style-name="ce25">
            <text:p>406</text:p>
          </table:table-cell>
          <table:table-cell table:number-columns-repeated="3" table:style-name="ce25"/>
          <table:table-cell office:value-type="float" office:value="10150.000000000002" table:formula="of:=[.D20]/[.$J$1]" table:style-name="ce26">
            <text:p>10150,00</text:p>
          </table:table-cell>
          <table:table-cell office:value-type="float" office:value="2.0300000000000002" table:formula="of:=[.E20]/[.$J$1]" table:style-name="ce26">
            <text:p>2,03</text:p>
          </table:table-cell>
          <table:table-cell table:number-columns-repeated="16374"/>
        </table:table-row>
        <table:table-row table:style-name="ro1">
          <table:table-cell office:value-type="float" office:value="15" table:formula="of:=[.A20]+1" table:style-name="ce25">
            <text:p>15</text:p>
          </table:table-cell>
          <table:table-cell office:value-type="float" office:value="9" table:formula="of:=POWER([.A21];2) * [.$G$2] + [.A21] *[.$G$3]" table:style-name="ce25">
            <text:p>9</text:p>
          </table:table-cell>
          <table:table-cell office:value-type="float" office:value="3000" table:formula="of:=[.$G$1] / [.A21] *[.B21]" table:style-name="ce25">
            <text:p>3000</text:p>
          </table:table-cell>
          <table:table-cell office:value-type="float" office:value="2100000" table:formula="of:=[.C21]*[.$G$4]" table:style-name="ce25">
            <text:p>2100000</text:p>
          </table:table-cell>
          <table:table-cell office:value-type="float" office:value="420" table:formula="of:=[.D21]/[.$G$1]" table:style-name="ce25">
            <text:p>420</text:p>
          </table:table-cell>
          <table:table-cell table:number-columns-repeated="3" table:style-name="ce25"/>
          <table:table-cell office:value-type="float" office:value="10500" table:formula="of:=[.D21]/[.$J$1]" table:style-name="ce26">
            <text:p>10500,00</text:p>
          </table:table-cell>
          <table:table-cell office:value-type="float" office:value="2.1" table:formula="of:=[.E21]/[.$J$1]" table:style-name="ce26">
            <text:p>2,10</text:p>
          </table:table-cell>
          <table:table-cell table:number-columns-repeated="16374"/>
        </table:table-row>
        <table:table-row table:style-name="ro1">
          <table:table-cell office:value-type="float" office:value="16" table:formula="of:=[.A21]+1" table:style-name="ce25">
            <text:p>16</text:p>
          </table:table-cell>
          <table:table-cell office:value-type="float" office:value="9.92" table:formula="of:=POWER([.A22];2) * [.$G$2] + [.A22] *[.$G$3]" table:style-name="ce25">
            <text:p>9,92</text:p>
          </table:table-cell>
          <table:table-cell office:value-type="float" office:value="3100" table:formula="of:=[.$G$1] / [.A22] *[.B22]" table:style-name="ce25">
            <text:p>3100</text:p>
          </table:table-cell>
          <table:table-cell office:value-type="float" office:value="2170000" table:formula="of:=[.C22]*[.$G$4]" table:style-name="ce25">
            <text:p>2170000</text:p>
          </table:table-cell>
          <table:table-cell office:value-type="float" office:value="434" table:formula="of:=[.D22]/[.$G$1]" table:style-name="ce25">
            <text:p>434</text:p>
          </table:table-cell>
          <table:table-cell table:number-columns-repeated="3" table:style-name="ce25"/>
          <table:table-cell office:value-type="float" office:value="10850" table:formula="of:=[.D22]/[.$J$1]" table:style-name="ce26">
            <text:p>10850,00</text:p>
          </table:table-cell>
          <table:table-cell office:value-type="float" office:value="2.17" table:formula="of:=[.E22]/[.$J$1]" table:style-name="ce26">
            <text:p>2,17</text:p>
          </table:table-cell>
          <table:table-cell table:number-columns-repeated="16374"/>
        </table:table-row>
        <table:table-row table:style-name="ro1">
          <table:table-cell office:value-type="float" office:value="17" table:formula="of:=[.A22]+1" table:style-name="ce27">
            <text:p>17</text:p>
          </table:table-cell>
          <table:table-cell office:value-type="float" office:value="10.879999999999999" table:formula="of:=POWER([.A23];2) * [.$G$2] + [.A23] *[.$G$3]" table:style-name="ce27">
            <text:p>10,88</text:p>
          </table:table-cell>
          <table:table-cell office:value-type="float" office:value="3200" table:formula="of:=[.$G$1] / [.A23] *[.B23]" table:style-name="ce27">
            <text:p>3200</text:p>
          </table:table-cell>
          <table:table-cell office:value-type="float" office:value="2240000" table:formula="of:=[.C23]*[.$G$4]" table:style-name="ce27">
            <text:p>2240000</text:p>
          </table:table-cell>
          <table:table-cell office:value-type="float" office:value="448" table:formula="of:=[.D23]/[.$G$1]" table:style-name="ce27">
            <text:p>448</text:p>
          </table:table-cell>
          <table:table-cell table:number-columns-repeated="3" table:style-name="ce28"/>
          <table:table-cell office:value-type="float" office:value="11200" table:formula="of:=[.D23]/[.$J$1]" table:style-name="ce29">
            <text:p>11200,00</text:p>
          </table:table-cell>
          <table:table-cell office:value-type="float" office:value="2.2400000000000002" table:formula="of:=[.E23]/[.$J$1]" table:style-name="ce29">
            <text:p>2,24</text:p>
          </table:table-cell>
          <table:table-cell table:number-columns-repeated="16374"/>
        </table:table-row>
        <table:table-row table:style-name="ro1">
          <table:table-cell office:value-type="float" office:value="18" table:formula="of:=[.A23]+1" table:style-name="ce25">
            <text:p>18</text:p>
          </table:table-cell>
          <table:table-cell office:value-type="float" office:value="11.879999999999999" table:formula="of:=POWER([.A24];2) * [.$G$2] + [.A24] *[.$G$3]" table:style-name="ce25">
            <text:p>11,88</text:p>
          </table:table-cell>
          <table:table-cell office:value-type="float" office:value="3299.9999999999995" table:formula="of:=[.$G$1] / [.A24] *[.B24]" table:style-name="ce25">
            <text:p>3300</text:p>
          </table:table-cell>
          <table:table-cell office:value-type="float" office:value="2309999.9999999995" table:formula="of:=[.C24]*[.$G$4]" table:style-name="ce25">
            <text:p>2310000</text:p>
          </table:table-cell>
          <table:table-cell office:value-type="float" office:value="461.99999999999989" table:formula="of:=[.D24]/[.$G$1]" table:style-name="ce25">
            <text:p>462</text:p>
          </table:table-cell>
          <table:table-cell table:number-columns-repeated="3" table:style-name="ce25"/>
          <table:table-cell office:value-type="float" office:value="11549.999999999998" table:formula="of:=[.D24]/[.$J$1]" table:style-name="ce26">
            <text:p>11550,00</text:p>
          </table:table-cell>
          <table:table-cell office:value-type="float" office:value="2.3099999999999996" table:formula="of:=[.E24]/[.$J$1]" table:style-name="ce26">
            <text:p>2,31</text:p>
          </table:table-cell>
          <table:table-cell table:number-columns-repeated="16374"/>
        </table:table-row>
        <table:table-row table:style-name="ro1">
          <table:table-cell office:value-type="float" office:value="19" table:formula="of:=[.A24]+1" table:style-name="ce25">
            <text:p>19</text:p>
          </table:table-cell>
          <table:table-cell office:value-type="float" office:value="12.92" table:formula="of:=POWER([.A25];2) * [.$G$2] + [.A25] *[.$G$3]" table:style-name="ce25">
            <text:p>12,92</text:p>
          </table:table-cell>
          <table:table-cell office:value-type="float" office:value="3399.9999999999995" table:formula="of:=[.$G$1] / [.A25] *[.B25]" table:style-name="ce25">
            <text:p>3400</text:p>
          </table:table-cell>
          <table:table-cell office:value-type="float" office:value="2379999.9999999995" table:formula="of:=[.C25]*[.$G$4]" table:style-name="ce25">
            <text:p>2380000</text:p>
          </table:table-cell>
          <table:table-cell office:value-type="float" office:value="475.99999999999989" table:formula="of:=[.D25]/[.$G$1]" table:style-name="ce25">
            <text:p>476</text:p>
          </table:table-cell>
          <table:table-cell table:number-columns-repeated="3" table:style-name="ce25"/>
          <table:table-cell office:value-type="float" office:value="11899.999999999998" table:formula="of:=[.D25]/[.$J$1]" table:style-name="ce26">
            <text:p>11900,00</text:p>
          </table:table-cell>
          <table:table-cell office:value-type="float" office:value="2.3799999999999994" table:formula="of:=[.E25]/[.$J$1]" table:style-name="ce26">
            <text:p>2,38</text:p>
          </table:table-cell>
          <table:table-cell table:number-columns-repeated="16374"/>
        </table:table-row>
        <table:table-row table:style-name="ro1">
          <table:table-cell office:value-type="float" office:value="20" table:formula="of:=[.A25]+1" table:style-name="ce25">
            <text:p>20</text:p>
          </table:table-cell>
          <table:table-cell office:value-type="float" office:value="14" table:formula="of:=POWER([.A26];2) * [.$G$2] + [.A26] *[.$G$3]" table:style-name="ce25">
            <text:p>14</text:p>
          </table:table-cell>
          <table:table-cell office:value-type="float" office:value="3500" table:formula="of:=[.$G$1] / [.A26] *[.B26]" table:style-name="ce25">
            <text:p>3500</text:p>
          </table:table-cell>
          <table:table-cell office:value-type="float" office:value="2450000" table:formula="of:=[.C26]*[.$G$4]" table:style-name="ce25">
            <text:p>2450000</text:p>
          </table:table-cell>
          <table:table-cell office:value-type="float" office:value="490" table:formula="of:=[.D26]/[.$G$1]" table:style-name="ce25">
            <text:p>490</text:p>
          </table:table-cell>
          <table:table-cell table:number-columns-repeated="3" table:style-name="ce25"/>
          <table:table-cell office:value-type="float" office:value="12250" table:formula="of:=[.D26]/[.$J$1]" table:style-name="ce26">
            <text:p>12250,00</text:p>
          </table:table-cell>
          <table:table-cell office:value-type="float" office:value="2.4500000000000002" table:formula="of:=[.E26]/[.$J$1]" table:style-name="ce26">
            <text:p>2,45</text:p>
          </table:table-cell>
          <table:table-cell table:number-columns-repeated="16374"/>
        </table:table-row>
        <table:table-row table:style-name="ro1">
          <table:table-cell office:value-type="float" office:value="21" table:formula="of:=[.A26]+1" table:style-name="ce25">
            <text:p>21</text:p>
          </table:table-cell>
          <table:table-cell office:value-type="float" office:value="15.120000000000001" table:formula="of:=POWER([.A27];2) * [.$G$2] + [.A27] *[.$G$3]" table:style-name="ce25">
            <text:p>15,12</text:p>
          </table:table-cell>
          <table:table-cell office:value-type="float" office:value="3600.0000000000005" table:formula="of:=[.$G$1] / [.A27] *[.B27]" table:style-name="ce25">
            <text:p>3600</text:p>
          </table:table-cell>
          <table:table-cell office:value-type="float" office:value="2520000.0000000005" table:formula="of:=[.C27]*[.$G$4]" table:style-name="ce25">
            <text:p>2520000</text:p>
          </table:table-cell>
          <table:table-cell office:value-type="float" office:value="504.00000000000011" table:formula="of:=[.D27]/[.$G$1]" table:style-name="ce25">
            <text:p>504</text:p>
          </table:table-cell>
          <table:table-cell table:number-columns-repeated="3" table:style-name="ce25"/>
          <table:table-cell office:value-type="float" office:value="12600.000000000002" table:formula="of:=[.D27]/[.$J$1]" table:style-name="ce26">
            <text:p>12600,00</text:p>
          </table:table-cell>
          <table:table-cell office:value-type="float" office:value="2.5200000000000005" table:formula="of:=[.E27]/[.$J$1]" table:style-name="ce26">
            <text:p>2,52</text:p>
          </table:table-cell>
          <table:table-cell table:number-columns-repeated="16374"/>
        </table:table-row>
        <table:table-row table:style-name="ro1">
          <table:table-cell office:value-type="float" office:value="22" table:formula="of:=[.A27]+1" table:style-name="ce25">
            <text:p>22</text:p>
          </table:table-cell>
          <table:table-cell office:value-type="float" office:value="16.28" table:formula="of:=POWER([.A28];2) * [.$G$2] + [.A28] *[.$G$3]" table:style-name="ce25">
            <text:p>16,28</text:p>
          </table:table-cell>
          <table:table-cell office:value-type="float" office:value="3700.0000000000005" table:formula="of:=[.$G$1] / [.A28] *[.B28]" table:style-name="ce25">
            <text:p>3700</text:p>
          </table:table-cell>
          <table:table-cell office:value-type="float" office:value="2590000.0000000005" table:formula="of:=[.C28]*[.$G$4]" table:style-name="ce25">
            <text:p>2590000</text:p>
          </table:table-cell>
          <table:table-cell office:value-type="float" office:value="518.00000000000011" table:formula="of:=[.D28]/[.$G$1]" table:style-name="ce25">
            <text:p>518</text:p>
          </table:table-cell>
          <table:table-cell table:number-columns-repeated="3" table:style-name="ce25"/>
          <table:table-cell office:value-type="float" office:value="12950.000000000002" table:formula="of:=[.D28]/[.$J$1]" table:style-name="ce26">
            <text:p>12950,00</text:p>
          </table:table-cell>
          <table:table-cell office:value-type="float" office:value="2.5900000000000007" table:formula="of:=[.E28]/[.$J$1]" table:style-name="ce26">
            <text:p>2,59</text:p>
          </table:table-cell>
          <table:table-cell table:number-columns-repeated="16374"/>
        </table:table-row>
        <table:table-row table:style-name="ro1">
          <table:table-cell office:value-type="float" office:value="23" table:formula="of:=[.A28]+1" table:style-name="ce25">
            <text:p>23</text:p>
          </table:table-cell>
          <table:table-cell office:value-type="float" office:value="17.48" table:formula="of:=POWER([.A29];2) * [.$G$2] + [.A29] *[.$G$3]" table:style-name="ce25">
            <text:p>17,48</text:p>
          </table:table-cell>
          <table:table-cell office:value-type="float" office:value="3800" table:formula="of:=[.$G$1] / [.A29] *[.B29]" table:style-name="ce25">
            <text:p>3800</text:p>
          </table:table-cell>
          <table:table-cell office:value-type="float" office:value="2660000" table:formula="of:=[.C29]*[.$G$4]" table:style-name="ce25">
            <text:p>2660000</text:p>
          </table:table-cell>
          <table:table-cell office:value-type="float" office:value="532" table:formula="of:=[.D29]/[.$G$1]" table:style-name="ce25">
            <text:p>532</text:p>
          </table:table-cell>
          <table:table-cell table:number-columns-repeated="3" table:style-name="ce25"/>
          <table:table-cell office:value-type="float" office:value="13300" table:formula="of:=[.D29]/[.$J$1]" table:style-name="ce26">
            <text:p>13300,00</text:p>
          </table:table-cell>
          <table:table-cell office:value-type="float" office:value="2.66" table:formula="of:=[.E29]/[.$J$1]" table:style-name="ce26">
            <text:p>2,66</text:p>
          </table:table-cell>
          <table:table-cell table:number-columns-repeated="16374"/>
        </table:table-row>
        <table:table-row table:style-name="ro1">
          <table:table-cell office:value-type="float" office:value="24" table:formula="of:=[.A29]+1" table:style-name="ce25">
            <text:p>24</text:p>
          </table:table-cell>
          <table:table-cell office:value-type="float" office:value="18.72" table:formula="of:=POWER([.A30];2) * [.$G$2] + [.A30] *[.$G$3]" table:style-name="ce25">
            <text:p>18,72</text:p>
          </table:table-cell>
          <table:table-cell office:value-type="float" office:value="3900" table:formula="of:=[.$G$1] / [.A30] *[.B30]" table:style-name="ce25">
            <text:p>3900</text:p>
          </table:table-cell>
          <table:table-cell office:value-type="float" office:value="2730000" table:formula="of:=[.C30]*[.$G$4]" table:style-name="ce25">
            <text:p>2730000</text:p>
          </table:table-cell>
          <table:table-cell office:value-type="float" office:value="546" table:formula="of:=[.D30]/[.$G$1]" table:style-name="ce25">
            <text:p>546</text:p>
          </table:table-cell>
          <table:table-cell table:number-columns-repeated="3" table:style-name="ce25"/>
          <table:table-cell office:value-type="float" office:value="13650" table:formula="of:=[.D30]/[.$J$1]" table:style-name="ce26">
            <text:p>13650,00</text:p>
          </table:table-cell>
          <table:table-cell office:value-type="float" office:value="2.73" table:formula="of:=[.E30]/[.$J$1]" table:style-name="ce26">
            <text:p>2,73</text:p>
          </table:table-cell>
          <table:table-cell table:number-columns-repeated="16374"/>
        </table:table-row>
        <table:table-row table:style-name="ro1">
          <table:table-cell office:value-type="float" office:value="25" table:formula="of:=[.A30]+1" table:style-name="ce25">
            <text:p>25</text:p>
          </table:table-cell>
          <table:table-cell office:value-type="float" office:value="20" table:formula="of:=POWER([.A31];2) * [.$G$2] + [.A31] *[.$G$3]" table:style-name="ce25">
            <text:p>20</text:p>
          </table:table-cell>
          <table:table-cell office:value-type="float" office:value="4000" table:formula="of:=[.$G$1] / [.A31] *[.B31]" table:style-name="ce25">
            <text:p>4000</text:p>
          </table:table-cell>
          <table:table-cell office:value-type="float" office:value="2800000" table:formula="of:=[.C31]*[.$G$4]" table:style-name="ce25">
            <text:p>2800000</text:p>
          </table:table-cell>
          <table:table-cell office:value-type="float" office:value="560" table:formula="of:=[.D31]/[.$G$1]" table:style-name="ce25">
            <text:p>560</text:p>
          </table:table-cell>
          <table:table-cell table:number-columns-repeated="3" table:style-name="ce25"/>
          <table:table-cell office:value-type="float" office:value="14000" table:formula="of:=[.D31]/[.$J$1]" table:style-name="ce26">
            <text:p>14000,00</text:p>
          </table:table-cell>
          <table:table-cell office:value-type="float" office:value="2.8" table:formula="of:=[.E31]/[.$J$1]" table:style-name="ce26">
            <text:p>2,80</text:p>
          </table:table-cell>
          <table:table-cell table:number-columns-repeated="16374"/>
        </table:table-row>
        <table:table-row table:style-name="ro1">
          <table:table-cell office:value-type="float" office:value="26" table:formula="of:=[.A31]+1" table:style-name="ce25">
            <text:p>26</text:p>
          </table:table-cell>
          <table:table-cell office:value-type="float" office:value="21.32" table:formula="of:=POWER([.A32];2) * [.$G$2] + [.A32] *[.$G$3]" table:style-name="ce25">
            <text:p>21,32</text:p>
          </table:table-cell>
          <table:table-cell office:value-type="float" office:value="4100" table:formula="of:=[.$G$1] / [.A32] *[.B32]" table:style-name="ce25">
            <text:p>4100</text:p>
          </table:table-cell>
          <table:table-cell office:value-type="float" office:value="2870000" table:formula="of:=[.C32]*[.$G$4]" table:style-name="ce25">
            <text:p>2870000</text:p>
          </table:table-cell>
          <table:table-cell office:value-type="float" office:value="574" table:formula="of:=[.D32]/[.$G$1]" table:style-name="ce25">
            <text:p>574</text:p>
          </table:table-cell>
          <table:table-cell table:number-columns-repeated="3" table:style-name="ce25"/>
          <table:table-cell office:value-type="float" office:value="14350" table:formula="of:=[.D32]/[.$J$1]" table:style-name="ce26">
            <text:p>14350,00</text:p>
          </table:table-cell>
          <table:table-cell office:value-type="float" office:value="2.87" table:formula="of:=[.E32]/[.$J$1]" table:style-name="ce26">
            <text:p>2,87</text:p>
          </table:table-cell>
          <table:table-cell table:number-columns-repeated="16374"/>
        </table:table-row>
        <table:table-row table:number-rows-repeated="1048544" table:style-name="ro4">
          <table:table-cell table:number-columns-repeated="16384"/>
        </table:table-row>
      </table:table>
      <table:table table:name="dannegiamento" table:style-name="ta3">
        <table:table-column table:style-name="co24" table:default-cell-style-name="ce1"/>
        <table:table-column table:style-name="co25" table:default-cell-style-name="ce1"/>
        <table:table-column table:style-name="co5" table:default-cell-style-name="ce1"/>
        <table:table-column table:style-name="co26" table:default-cell-style-name="ce1"/>
        <table:table-column table:style-name="co27" table:default-cell-style-name="ce1"/>
        <table:table-column table:style-name="co5" table:number-columns-repeated="2" table:default-cell-style-name="ce1"/>
        <table:table-column table:style-name="co28" table:default-cell-style-name="ce1"/>
        <table:table-column table:style-name="co29" table:default-cell-style-name="ce1"/>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number-columns-repeated="16369" table:default-cell-style-name="ce1"/>
        <table:table-row table:style-name="ro1">
          <table:table-cell table:number-columns-repeated="16384"/>
        </table:table-row>
        <table:table-row table:style-name="ro1">
          <table:table-cell office:value-type="string" table:style-name="ce6">
            <text:p>parametro</text:p>
          </table:table-cell>
          <table:table-cell office:value-type="string" table:number-columns-spanned="14" table:number-rows-spanned="1" table:style-name="ce39">
            <text:p>descrizione</text:p>
          </table:table-cell>
          <table:covered-table-cell table:number-columns-repeated="13"/>
          <table:table-cell table:number-columns-repeated="16369"/>
        </table:table-row>
        <table:table-row table:style-name="ro7">
          <table:table-cell office:value-type="string" table:style-name="ce30">
            <text:p>danneggiamento</text:p>
          </table:table-cell>
          <table:table-cell office:value-type="string" table:number-columns-spanned="14" table:number-rows-spanned="1" table:style-name="ce40">
            <text:p>il danneggiamneto dipende dai teu e dal loro peso perche' sono I container che fanno pressione sulle strutture di contenimento quindi teu molto pesanti danneggiano piu la nave di teu leggeri, la velocita aumenta l'inclinazione della nave e quindi la pressione dei container sollecitando ancor piu le strutture, infine questo processo viene prolungato per tutto il tempo in cui si fa la navigazione</text:p>
          </table:table-cell>
          <table:covered-table-cell table:number-columns-repeated="13"/>
          <table:table-cell table:number-columns-repeated="16369"/>
        </table:table-row>
        <table:table-row table:style-name="ro8">
          <table:table-cell office:value-type="string" table:style-name="ce31">
            <text:p>hp per nave</text:p>
          </table:table-cell>
          <table:table-cell office:value-type="string" table:number-columns-spanned="14" table:number-rows-spanned="1" table:style-name="ce40">
            <text:p>utilizando questa funzione dobbiamo anche calcorae I corretti hp che ogni nave deve avere</text:p>
          </table:table-cell>
          <table:covered-table-cell table:number-columns-repeated="13"/>
          <table:table-cell table:number-columns-repeated="16369"/>
        </table:table-row>
        <table:table-row table:style-name="ro1">
          <table:table-cell table:style-name="ce5"/>
          <table:table-cell table:number-columns-repeated="4" table:style-name="ce8"/>
          <table:table-cell office:value-type="float" office:value="1.2566370614359172" table:formula="of:=(1.6*ATAN(1))" table:style-name="ce19">
            <text:p>1,26</text:p>
          </table:table-cell>
          <table:table-cell table:number-columns-repeated="9" table:style-name="ce8"/>
          <table:table-cell table:number-columns-repeated="16369"/>
        </table:table-row>
        <table:table-row table:number-rows-repeated="2" table:style-name="ro1">
          <table:table-cell table:number-columns-repeated="16384"/>
        </table:table-row>
        <table:table-row table:style-name="ro2">
          <table:table-cell office:value-type="string" table:style-name="ce32">
            <text:p>teu</text:p>
          </table:table-cell>
          <table:table-cell office:value-type="string" table:style-name="ce32">
            <text:p>dwt</text:p>
          </table:table-cell>
          <table:table-cell office:value-type="string" table:style-name="ce32">
            <text:p>speed</text:p>
          </table:table-cell>
          <table:table-cell office:value-type="string" table:style-name="ce33">
            <text:p>misura delle 3 variabili</text:p>
          </table:table-cell>
          <table:table-cell office:value-type="string" table:style-name="ce33">
            <text:p>indice carlo</text:p>
          </table:table-cell>
          <table:table-cell office:value-type="string" table:style-name="ce33">
            <text:p>funzione carlo</text:p>
          </table:table-cell>
          <table:table-cell office:value-type="string" table:style-name="ce32">
            <text:p>nodi</text:p>
          </table:table-cell>
          <table:table-cell office:value-type="string" table:style-name="ce33">
            <text:p>danno carlo</text:p>
          </table:table-cell>
          <table:table-cell office:value-type="string" table:style-name="ce33">
            <text:p>costo carlo</text:p>
          </table:table-cell>
          <table:table-cell table:number-columns-repeated="16375" table:style-name="ce1"/>
        </table:table-row>
        <table:table-row table:style-name="ro1">
          <table:table-cell office:value-type="float" office:value="1" table:style-name="ce34">
            <text:p>1</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 table:formula="of:=[.A9]*[.B9]*[.C9]" table:style-name="ce34">
            <text:p>104</text:p>
          </table:table-cell>
          <table:table-cell office:value-type="float" office:value="-3.9996533333333333" table:formula="of:=([.D9]-1200000)/300000" table:style-name="ce1">
            <text:p>-3,999653333</text:p>
          </table:table-cell>
          <table:table-cell office:value-type="float" office:value="5.2112772624104631E-2" table:formula="of:=ATAN(2)+ATAN([.E9])/(1.6*ATAN(1))" table:style-name="ce19">
            <text:p>0,05</text:p>
          </table:table-cell>
          <table:table-cell office:value-type="float" office:value="10000" table:formula="of:=[.$C$22]" table:style-name="ce34">
            <text:p>10000</text:p>
          </table:table-cell>
          <table:table-cell office:value-type="float" office:value="521.12772624104628" table:formula="of:=[.F9]*[.G9]" table:style-name="ce19">
            <text:p>521,13</text:p>
          </table:table-cell>
          <table:table-cell office:value-type="float" office:value="260563.86312052314" table:formula="of:=[.F9]*[.G9]*[.$C$23]" table:style-name="ce19">
            <text:p>260563,86</text:p>
          </table:table-cell>
          <table:table-cell table:number-columns-repeated="16375" table:style-name="ce1"/>
        </table:table-row>
        <table:table-row table:style-name="ro1">
          <table:table-cell office:value-type="float" office:value="10" table:style-name="ce34">
            <text:p>1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 table:formula="of:=[.A10]*[.B10]*[.C10]" table:style-name="ce34">
            <text:p>1040</text:p>
          </table:table-cell>
          <table:table-cell office:value-type="float" office:value="-3.9965333333333333" table:formula="of:=([.D10]-1200000)/300000" table:style-name="ce1">
            <text:p>-3,996533333</text:p>
          </table:table-cell>
          <table:table-cell office:value-type="float" office:value="5.2258951837569345E-2" table:formula="of:=ATAN(2)+ATAN([.E10])/(1.6*ATAN(1))" table:style-name="ce19">
            <text:p>0,05</text:p>
          </table:table-cell>
          <table:table-cell office:value-type="float" office:value="10000" table:formula="of:=[.$C$22]" table:style-name="ce34">
            <text:p>10000</text:p>
          </table:table-cell>
          <table:table-cell office:value-type="float" office:value="522.5895183756935" table:formula="of:=[.F10]*[.G10]" table:style-name="ce19">
            <text:p>522,59</text:p>
          </table:table-cell>
          <table:table-cell office:value-type="float" office:value="261294.75918784676" table:formula="of:=[.F10]*[.G10]*[.$C$23]" table:style-name="ce19">
            <text:p>261294,76</text:p>
          </table:table-cell>
          <table:table-cell table:number-columns-repeated="4" table:style-name="ce1"/>
          <table:table-cell table:style-name="ce35"/>
          <table:table-cell table:number-columns-repeated="16370" table:style-name="ce1"/>
        </table:table-row>
        <table:table-row table:style-name="ro1">
          <table:table-cell office:value-type="float" office:value="100" table:style-name="ce34">
            <text:p>1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 table:formula="of:=[.A11]*[.B11]*[.C11]" table:style-name="ce34">
            <text:p>10400</text:p>
          </table:table-cell>
          <table:table-cell office:value-type="float" office:value="-3.9653333333333332" table:formula="of:=([.D11]-1200000)/300000" table:style-name="ce1">
            <text:p>-3,965333333</text:p>
          </table:table-cell>
          <table:table-cell office:value-type="float" office:value="5.3732643172043737E-2" table:formula="of:=ATAN(2)+ATAN([.E11])/(1.6*ATAN(1))" table:style-name="ce19">
            <text:p>0,05</text:p>
          </table:table-cell>
          <table:table-cell office:value-type="float" office:value="10000" table:formula="of:=[.$C$22]" table:style-name="ce34">
            <text:p>10000</text:p>
          </table:table-cell>
          <table:table-cell office:value-type="float" office:value="537.32643172043731" table:formula="of:=[.F11]*[.G11]" table:style-name="ce19">
            <text:p>537,33</text:p>
          </table:table-cell>
          <table:table-cell office:value-type="float" office:value="268663.21586021868" table:formula="of:=[.F11]*[.G11]*[.$C$23]" table:style-name="ce19">
            <text:p>268663,22</text:p>
          </table:table-cell>
          <table:table-cell table:number-columns-repeated="16375" table:style-name="ce1"/>
        </table:table-row>
        <table:table-row table:style-name="ro1">
          <table:table-cell office:value-type="float" office:value="500" table:style-name="ce34">
            <text:p>5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52000" table:formula="of:=[.A12]*[.B12]*[.C12]" table:style-name="ce34">
            <text:p>52000</text:p>
          </table:table-cell>
          <table:table-cell office:value-type="float" office:value="-3.8266666666666667" table:formula="of:=([.D12]-1200000)/300000" table:style-name="ce1">
            <text:p>-3,826666667</text:p>
          </table:table-cell>
          <table:table-cell office:value-type="float" office:value="6.055499157324129E-2" table:formula="of:=ATAN(2)+ATAN([.E12])/(1.6*ATAN(1))" table:style-name="ce19">
            <text:p>0,06</text:p>
          </table:table-cell>
          <table:table-cell office:value-type="float" office:value="10000" table:formula="of:=[.$C$22]" table:style-name="ce34">
            <text:p>10000</text:p>
          </table:table-cell>
          <table:table-cell office:value-type="float" office:value="605.54991573241296" table:formula="of:=[.F12]*[.G12]" table:style-name="ce19">
            <text:p>605,55</text:p>
          </table:table-cell>
          <table:table-cell office:value-type="float" office:value="302774.95786620647" table:formula="of:=[.F12]*[.G12]*[.$C$23]" table:style-name="ce19">
            <text:p>302774,96</text:p>
          </table:table-cell>
          <table:table-cell table:number-columns-repeated="16375" table:style-name="ce1"/>
        </table:table-row>
        <table:table-row table:style-name="ro1">
          <table:table-cell office:value-type="float" office:value="1000" table:style-name="ce34">
            <text:p>1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0" table:formula="of:=[.A13]*[.B13]*[.C13]" table:style-name="ce34">
            <text:p>104000</text:p>
          </table:table-cell>
          <table:table-cell office:value-type="float" office:value="-3.6533333333333333" table:formula="of:=([.D13]-1200000)/300000" table:style-name="ce1">
            <text:p>-3,653333333</text:p>
          </table:table-cell>
          <table:table-cell office:value-type="float" office:value="6.9762422163542448E-2" table:formula="of:=ATAN(2)+ATAN([.E13])/(1.6*ATAN(1))" table:style-name="ce19">
            <text:p>0,07</text:p>
          </table:table-cell>
          <table:table-cell office:value-type="float" office:value="10000" table:formula="of:=[.$C$22]" table:style-name="ce34">
            <text:p>10000</text:p>
          </table:table-cell>
          <table:table-cell office:value-type="float" office:value="697.62422163542453" table:formula="of:=[.F13]*[.G13]" table:style-name="ce19">
            <text:p>697,62</text:p>
          </table:table-cell>
          <table:table-cell office:value-type="float" office:value="348812.11081771227" table:formula="of:=[.F13]*[.G13]*[.$C$23]" table:style-name="ce19">
            <text:p>348812,11</text:p>
          </table:table-cell>
          <table:table-cell table:number-columns-repeated="16375" table:style-name="ce1"/>
        </table:table-row>
        <table:table-row table:style-name="ro1">
          <table:table-cell office:value-type="float" office:value="5000" table:style-name="ce34">
            <text:p>5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520000" table:formula="of:=[.A14]*[.B14]*[.C14]" table:style-name="ce34">
            <text:p>520000</text:p>
          </table:table-cell>
          <table:table-cell office:value-type="float" office:value="-2.2666666666666666" table:formula="of:=([.D14]-1200000)/300000" table:style-name="ce1">
            <text:p>-2,266666667</text:p>
          </table:table-cell>
          <table:table-cell office:value-type="float" office:value="0.18778682221711418" table:formula="of:=ATAN(2)+ATAN([.E14])/(1.6*ATAN(1))" table:style-name="ce19">
            <text:p>0,19</text:p>
          </table:table-cell>
          <table:table-cell office:value-type="float" office:value="10000" table:formula="of:=[.$C$22]" table:style-name="ce34">
            <text:p>10000</text:p>
          </table:table-cell>
          <table:table-cell office:value-type="float" office:value="1877.8682221711417" table:formula="of:=[.F14]*[.G14]" table:style-name="ce19">
            <text:p>1877,87</text:p>
          </table:table-cell>
          <table:table-cell office:value-type="float" office:value="938934.11108557088" table:formula="of:=[.F14]*[.G14]*[.$C$23]" table:style-name="ce19">
            <text:p>938934,11</text:p>
          </table:table-cell>
          <table:table-cell table:number-columns-repeated="16375" table:style-name="ce1"/>
        </table:table-row>
        <table:table-row table:style-name="ro1">
          <table:table-cell office:value-type="float" office:value="10000" table:style-name="ce34">
            <text:p>10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040000" table:formula="of:=[.A15]*[.B15]*[.C15]" table:style-name="ce34">
            <text:p>1040000</text:p>
          </table:table-cell>
          <table:table-cell office:value-type="float" office:value="-0.53333333333333333" table:formula="of:=([.D15]-1200000)/300000" table:style-name="ce1">
            <text:p>-0,533333333</text:p>
          </table:table-cell>
          <table:table-cell office:value-type="float" office:value="0.7172530659072438" table:formula="of:=ATAN(2)+ATAN([.E15])/(1.6*ATAN(1))" table:style-name="ce19">
            <text:p>0,72</text:p>
          </table:table-cell>
          <table:table-cell office:value-type="float" office:value="10000" table:formula="of:=[.$C$22]" table:style-name="ce34">
            <text:p>10000</text:p>
          </table:table-cell>
          <table:table-cell office:value-type="float" office:value="7172.5306590724376" table:formula="of:=[.F15]*[.G15]" table:style-name="ce19">
            <text:p>7172,53</text:p>
          </table:table-cell>
          <table:table-cell office:value-type="float" office:value="3586265.3295362187" table:formula="of:=[.F15]*[.G15]*[.$C$23]" table:style-name="ce19">
            <text:p>3586265,33</text:p>
          </table:table-cell>
          <table:table-cell table:number-columns-repeated="16375" table:style-name="ce1"/>
        </table:table-row>
        <table:table-row table:style-name="ro1">
          <table:table-cell office:value-type="float" office:value="15000" table:style-name="ce34">
            <text:p>15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560000" table:formula="of:=[.A16]*[.B16]*[.C16]" table:style-name="ce34">
            <text:p>1560000</text:p>
          </table:table-cell>
          <table:table-cell office:value-type="float" office:value="1.2" table:formula="of:=([.D16]-1200000)/300000" table:style-name="ce1">
            <text:p>1,2</text:p>
          </table:table-cell>
          <table:table-cell office:value-type="float" office:value="1.8042935637348516" table:formula="of:=ATAN(2)+ATAN([.E16])/(1.6*ATAN(1))" table:style-name="ce19">
            <text:p>1,80</text:p>
          </table:table-cell>
          <table:table-cell office:value-type="float" office:value="10000" table:formula="of:=[.$C$22]" table:style-name="ce34">
            <text:p>10000</text:p>
          </table:table-cell>
          <table:table-cell office:value-type="float" office:value="18042.935637348517" table:formula="of:=[.F16]*[.G16]" table:style-name="ce19">
            <text:p>18042,94</text:p>
          </table:table-cell>
          <table:table-cell office:value-type="float" office:value="9021467.8186742589" table:formula="of:=[.F16]*[.G16]*[.$C$23]" table:style-name="ce19">
            <text:p>9021467,82</text:p>
          </table:table-cell>
          <table:table-cell table:number-columns-repeated="16375" table:style-name="ce1"/>
        </table:table-row>
        <table:table-row table:style-name="ro1">
          <table:table-cell office:value-type="float" office:value="17000" table:style-name="ce34">
            <text:p>17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1768000" table:formula="of:=[.A17]*[.B17]*[.C17]" table:style-name="ce34">
            <text:p>1768000</text:p>
          </table:table-cell>
          <table:table-cell office:value-type="float" office:value="1.8933333333333333" table:formula="of:=([.D17]-1200000)/300000" table:style-name="ce1">
            <text:p>1,893333333</text:p>
          </table:table-cell>
          <table:table-cell office:value-type="float" office:value="1.970459466822454" table:formula="of:=ATAN(2)+ATAN([.E17])/(1.6*ATAN(1))" table:style-name="ce19">
            <text:p>1,97</text:p>
          </table:table-cell>
          <table:table-cell office:value-type="float" office:value="10000" table:formula="of:=[.$C$22]" table:style-name="ce34">
            <text:p>10000</text:p>
          </table:table-cell>
          <table:table-cell office:value-type="float" office:value="19704.594668224541" table:formula="of:=[.F17]*[.G17]" table:style-name="ce19">
            <text:p>19704,59</text:p>
          </table:table-cell>
          <table:table-cell office:value-type="float" office:value="9852297.3341122698" table:formula="of:=[.F17]*[.G17]*[.$C$23]" table:style-name="ce19">
            <text:p>9852297,33</text:p>
          </table:table-cell>
          <table:table-cell table:number-columns-repeated="16375"/>
        </table:table-row>
        <table:table-row table:style-name="ro1">
          <table:table-cell office:value-type="float" office:value="20000" table:style-name="ce34">
            <text:p>20000</text:p>
          </table:table-cell>
          <table:table-cell office:value-type="float" office:value="4" table:formula="of:=[.$C$20]" table:style-name="ce34">
            <text:p>4</text:p>
          </table:table-cell>
          <table:table-cell office:value-type="float" office:value="26" table:formula="of:=[.$C$21]" table:style-name="ce34">
            <text:p>26</text:p>
          </table:table-cell>
          <table:table-cell office:value-type="float" office:value="2080000" table:formula="of:=[.A18]*[.B18]*[.C18]" table:style-name="ce34">
            <text:p>2080000</text:p>
          </table:table-cell>
          <table:table-cell office:value-type="float" office:value="2.9333333333333331" table:formula="of:=([.D18]-1200000)/300000" table:style-name="ce1">
            <text:p>2,933333333</text:p>
          </table:table-cell>
          <table:table-cell office:value-type="float" office:value="2.0956944119852006" table:formula="of:=ATAN(2)+ATAN([.E18])/(1.6*ATAN(1))" table:style-name="ce19">
            <text:p>2,10</text:p>
          </table:table-cell>
          <table:table-cell office:value-type="float" office:value="10000" table:formula="of:=[.$C$22]" table:style-name="ce34">
            <text:p>10000</text:p>
          </table:table-cell>
          <table:table-cell office:value-type="float" office:value="20956.944119852007" table:formula="of:=[.F18]*[.G18]" table:style-name="ce19">
            <text:p>20956,94</text:p>
          </table:table-cell>
          <table:table-cell office:value-type="float" office:value="10478472.059926003" table:formula="of:=[.F18]*[.G18]*[.$C$23]" table:style-name="ce19">
            <text:p>10478472,06</text:p>
          </table:table-cell>
          <table:table-cell table:number-columns-repeated="16375"/>
        </table:table-row>
        <table:table-row table:style-name="ro1">
          <table:table-cell table:number-columns-repeated="16384"/>
        </table:table-row>
        <table:table-row table:style-name="ro1">
          <table:table-cell table:style-name="ce1"/>
          <table:table-cell office:value-type="string" table:style-name="ce36">
            <text:p>dwt</text:p>
          </table:table-cell>
          <table:table-cell office:value-type="float" office:value="4" table:style-name="ce22">
            <text:p>4</text:p>
          </table:table-cell>
          <table:table-cell table:number-columns-repeated="2" table:style-name="ce1"/>
          <table:table-cell office:value-type="string" table:style-name="ce1">
            <text:p>(Math.atan(2) + Math.atan((z-5000)/2500))/(Math.atan(2)+Math.atan(4)))</text:p>
          </table:table-cell>
          <table:table-cell table:number-columns-repeated="16378" table:style-name="ce1"/>
        </table:table-row>
        <table:table-row table:style-name="ro1">
          <table:table-cell table:style-name="ce1"/>
          <table:table-cell office:value-type="string" table:style-name="ce36">
            <text:p>speed</text:p>
          </table:table-cell>
          <table:table-cell office:value-type="float" office:value="26" table:style-name="ce22">
            <text:p>26</text:p>
          </table:table-cell>
          <table:table-cell table:number-columns-repeated="16381" table:style-name="ce1"/>
        </table:table-row>
        <table:table-row table:style-name="ro1">
          <table:table-cell table:style-name="ce1"/>
          <table:table-cell office:value-type="string" table:style-name="ce36">
            <text:p>nodi</text:p>
          </table:table-cell>
          <table:table-cell office:value-type="float" office:value="10000" table:style-name="ce22">
            <text:p>10000</text:p>
          </table:table-cell>
          <table:table-cell table:number-columns-repeated="16381" table:style-name="ce1"/>
        </table:table-row>
        <table:table-row table:style-name="ro1">
          <table:table-cell table:style-name="ce1"/>
          <table:table-cell office:value-type="string" table:style-name="ce37">
            <text:p>perzzo base</text:p>
          </table:table-cell>
          <table:table-cell office:value-type="float" office:value="500" table:style-name="ce38">
            <text:p>500,00</text:p>
          </table:table-cell>
          <table:table-cell table:number-columns-repeated="3" table:style-name="ce1"/>
          <table:table-cell table:number-columns-repeated="2" table:style-name="ce19"/>
          <table:table-cell table:number-columns-repeated="16376" table:style-name="ce1"/>
        </table:table-row>
        <table:table-row table:number-rows-repeated="3" table:style-name="ro1">
          <table:table-cell table:number-columns-repeated="4" table:style-name="ce1"/>
          <table:table-cell table:style-name="ce19"/>
          <table:table-cell table:number-columns-repeated="16379" table:style-name="ce1"/>
        </table:table-row>
        <table:table-row table:style-name="ro1">
          <table:table-cell table:number-columns-repeated="5" table:style-name="ce1"/>
          <table:table-cell table:style-name="ce19"/>
          <table:table-cell table:style-name="ce1"/>
          <table:table-cell table:number-columns-repeated="2" table:style-name="ce19"/>
          <table:table-cell table:number-columns-repeated="16375"/>
        </table:table-row>
        <table:table-row table:number-rows-repeated="5" table:style-name="ro1">
          <table:table-cell table:number-columns-repeated="4" table:style-name="ce1"/>
          <table:table-cell table:style-name="ce19"/>
          <table:table-cell table:number-columns-repeated="16379" table:style-name="ce1"/>
        </table:table-row>
        <table:table-row table:style-name="ro1">
          <table:table-cell table:number-columns-repeated="4"/>
          <table:table-cell table:style-name="ce19"/>
          <table:table-cell table:number-columns-repeated="16379"/>
        </table:table-row>
        <table:table-row table:number-rows-repeated="104854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14T10:17:25Z</dc:date>
    <meta:editing-cycles>88</meta:editing-cycles>
    <meta:editing-duration>PT8867S</meta:editing-duration>
    <meta:user-defined meta:name="Info 1"/>
    <meta:user-defined meta:name="Info 2"/>
    <meta:user-defined meta:name="Info 3"/>
    <meta:user-defined meta:name="Info 4"/>
  </office:meta>
</office:document-meta>
</file>